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draw:auto-grow-height="true" fo:min-height="13.365cm"/>
    </style:style>
    <style:style style:name="pr3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4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6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family="'Times New Roman'" style:font-family-generic="roman" style:font-pitch="variable" fo:font-size="66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hcę wywyższać</text:span><text:span text:style-name="T1"><text:line-break/></text:span><text:span text:style-name="T1">Imię Twe</text:span><text:span text:style-name="T1"><text:line-break/></text:span><text:span text:style-name="T1">chcę zaśpiewać</text:span><text:span text:style-name="T1"><text:line-break/></text:span><text:span text:style-name="T1">Tobie chwałę,</text:span><text:span text:style-name="T1"><text:line-break/></text:span><text:span text:style-name="T1">Panie, dziś raduję się,</text:span><text:span text:style-name="T1"><text:line-break/></text:span><text:span text:style-name="T1">bo przyszedłeś,</text:span><text:span text:style-name="T1"><text:line-break/></text:span><text:span text:style-name="T1">by mnie zbawi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3" draw:text-style-name="P4" draw:layer="layout" svg:width="28cm" svg:height="21cm" svg:x="0cm" svg:y="0.002cm" presentation:class="title" presentation:user-transformed="true">
          <draw:text-box>
            <text:p text:style-name="P1"><text:span text:style-name="T1">Z nieba zstąpiłeś</text:span><text:span text:style-name="T1"><text:line-break/></text:span><text:span text:style-name="T1">i chcesz</text:span><text:span text:style-name="T1"><text:line-break/></text:span><text:span text:style-name="T1">prowadzić mnie,</text:span><text:span text:style-name="T1"><text:line-break/></text:span><text:span text:style-name="T1">na krzyżu zmarłeś,</text:span><text:span text:style-name="T1"><text:line-break/></text:span><text:span text:style-name="T1">by mój </text:span><text:span text:style-name="T1">zapłacić dług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3" draw:text-style-name="P4" draw:layer="layout" svg:width="28cm" svg:height="21cm" svg:x="0cm" svg:y="0.002cm" presentation:class="title" presentation:user-transformed="true">
          <draw:text-box>
            <text:p text:style-name="P1"><text:span text:style-name="T1">z grobu wstałeś i dziś</text:span><text:span text:style-name="T1"><text:line-break/></text:span><text:span text:style-name="T1">nieba Królem jesteś Ty,</text:span><text:span text:style-name="T1"><text:line-break/></text:span><text:span text:style-name="T1">chcę wywyższać</text:span><text:span text:style-name="T1"><text:line-break/></text:span><text:span text:style-name="T1">Imię Tw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3-29T13:27:20</meta:creation-date>
    <dc:date>2013-06-11T18:59:01.56</dc:date>
    <dc:language>pl-PL</dc:language>
    <meta:editing-cycles>8</meta:editing-cycles>
    <meta:editing-duration>PT12M17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